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745256807176" calcext:value-type="float">
            <text:p>99,67</text:p>
          </table:table-cell>
          <table:table-cell table:style-name="ce3" table:formula="of:=([.F2]/12597)*100" office:value-type="float" office:value="0.325474319282369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14459991455" calcext:value-type="float">
            <text:p>0,0114459991</text:p>
          </table:table-cell>
          <table:table-cell office:value-type="float" office:value="21.043159008" calcext:value-type="float">
            <text:p>21,04315900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/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0.0124411582947" calcext:value-type="float">
            <text:p>0,0124411583</text:p>
          </table:table-cell>
          <table:table-cell office:value-type="float" office:value="20.8377730846" calcext:value-type="float">
            <text:p>20,83777308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/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0.0120289325714" calcext:value-type="float">
            <text:p>0,0120289326</text:p>
          </table:table-cell>
          <table:table-cell office:value-type="float" office:value="20.846162796" calcext:value-type="float">
            <text:p>20,8461627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2689529253" calcext:value-type="float">
            <text:p>99,63</text:p>
          </table:table-cell>
          <table:table-cell table:style-name="ce3" table:formula="of:=([.F5]/12597)*100" office:value-type="float" office:value="0.373104707470033" calcext:value-type="float">
            <text:p>0,37</text:p>
          </table:table-cell>
          <table:table-cell/>
          <table:table-cell table:style-name="ce4" table:formula="of:=[.E21]+[.H21]" office:value-type="float" office:value="12550" calcext:value-type="float">
            <text:p>12550</text:p>
          </table:table-cell>
          <table:table-cell table:formula="of:=12597-[.E5]" office:value-type="float" office:value="47" calcext:value-type="float">
            <text:p>47</text:p>
          </table:table-cell>
          <table:table-cell office:value-type="float" office:value="0.0114779472351" calcext:value-type="float">
            <text:p>0,0114779472</text:p>
          </table:table-cell>
          <table:table-cell office:value-type="float" office:value="20.8328390121" calcext:value-type="float">
            <text:p>20,832839012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86488846551" calcext:value-type="float">
            <text:p>99,66</text:p>
          </table:table-cell>
          <table:table-cell table:style-name="ce3" table:formula="of:=([.F6]/12597)*100" office:value-type="float" office:value="0.341351115344923" calcext:value-type="float">
            <text:p>0,34</text:p>
          </table:table-cell>
          <table:table-cell/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0.0118248462677" calcext:value-type="float">
            <text:p>0,0118248463</text:p>
          </table:table-cell>
          <table:table-cell office:value-type="float" office:value="20.8913948536" calcext:value-type="float">
            <text:p>20,89139485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824640787489" calcext:value-type="float">
            <text:p>99,68</text:p>
          </table:table-cell>
          <table:table-cell table:style-name="ce3" table:formula="of:=([.F7]/12597)*100" office:value-type="float" office:value="0.317535921251092" calcext:value-type="float">
            <text:p>0,32</text:p>
          </table:table-cell>
          <table:table-cell/>
          <table:table-cell table:style-name="ce4" table:formula="of:=[.E23]+[.H23]" office:value-type="float" office:value="12557" calcext:value-type="float">
            <text:p>12557</text:p>
          </table:table-cell>
          <table:table-cell table:formula="of:=12597-[.E7]" office:value-type="float" office:value="40" calcext:value-type="float">
            <text:p>40</text:p>
          </table:table-cell>
          <table:table-cell office:value-type="float" office:value="0.0117018222809" calcext:value-type="float">
            <text:p>0,0117018223</text:p>
          </table:table-cell>
          <table:table-cell office:value-type="float" office:value="20.8118698597" calcext:value-type="float">
            <text:p>20,811869859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300944669366" calcext:value-type="float">
            <text:p>99,73</text:p>
          </table:table-cell>
          <table:table-cell table:style-name="ce3" table:formula="of:=([.F8]/12597)*100" office:value-type="float" office:value="0.269905533063428" calcext:value-type="float">
            <text:p>0,27</text:p>
          </table:table-cell>
          <table:table-cell/>
          <table:table-cell table:style-name="ce4" table:formula="of:=[.E24]+[.H24]" office:value-type="float" office:value="12563" calcext:value-type="float">
            <text:p>12563</text:p>
          </table:table-cell>
          <table:table-cell table:formula="of:=12597-[.E8]" office:value-type="float" office:value="34" calcext:value-type="float">
            <text:p>34</text:p>
          </table:table-cell>
          <table:table-cell office:value-type="float" office:value="0.011794090271" calcext:value-type="float">
            <text:p>0,0117940903</text:p>
          </table:table-cell>
          <table:table-cell office:value-type="float" office:value="20.8505940437" calcext:value-type="float">
            <text:p>20,850594043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/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0.0118899345398" calcext:value-type="float">
            <text:p>0,0118899345</text:p>
          </table:table-cell>
          <table:table-cell office:value-type="float" office:value="20.7866802216" calcext:value-type="float">
            <text:p>20,786680221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14217670874" calcext:value-type="float">
            <text:p>99,71</text:p>
          </table:table-cell>
          <table:table-cell table:style-name="ce3" table:formula="of:=([.F10]/12597)*100" office:value-type="float" office:value="0.28578232912598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114591121674" calcext:value-type="float">
            <text:p>0,0114591122</text:p>
          </table:table-cell>
          <table:table-cell office:value-type="float" office:value="20.8482451439" calcext:value-type="float">
            <text:p>20,848245143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745256807176" calcext:value-type="float">
            <text:p>99,67</text:p>
          </table:table-cell>
          <table:table-cell table:style-name="ce3" table:formula="of:=([.F11]/12597)*100" office:value-type="float" office:value="0.325474319282369" calcext:value-type="float">
            <text:p>0,33</text:p>
          </table:table-cell>
          <table:table-cell/>
          <table:table-cell table:style-name="ce4" table:formula="of:=[.E27]+[.H27]" office:value-type="float" office:value="12556" calcext:value-type="float">
            <text:p>12556</text:p>
          </table:table-cell>
          <table:table-cell table:formula="of:=12597-[.E11]" office:value-type="float" office:value="41" calcext:value-type="float">
            <text:p>41</text:p>
          </table:table-cell>
          <table:table-cell office:value-type="float" office:value="0.0116891860962" calcext:value-type="float">
            <text:p>0,0116891861</text:p>
          </table:table-cell>
          <table:table-cell office:value-type="float" office:value="20.7796189785" calcext:value-type="float">
            <text:p>20,77961897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04024767802" calcext:value-type="float">
            <text:p>99,6904024768</text:p>
          </table:table-cell>
          <table:table-cell table:formula="of:=AVERAGE([.C2:.C11])" office:value-type="float" office:value="0.309597523219814" calcext:value-type="float">
            <text:p>0,309597523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" calcext:value-type="float">
            <text:p>12558</text:p>
          </table:table-cell>
          <table:table-cell table:formula="of:=AVERAGE([.F2:.F11])" office:value-type="float" office:value="39" calcext:value-type="float">
            <text:p>39</text:p>
          </table:table-cell>
          <table:table-cell table:formula="of:=SUM([.G2:.G11])/10" office:value-type="float" office:value="0.01177530288697" calcext:value-type="float">
            <text:p>0,0117753029</text:p>
          </table:table-cell>
          <table:table-cell table:formula="of:=SUM([.H2:.H11])/10" office:value-type="float" office:value="20.85283370017" calcext:value-type="float">
            <text:p>20,852833700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3" calcext:value-type="float">
            <text:p>5844,3</text:p>
          </table:table-cell>
          <table:table-cell table:formula="of:=AVERAGE([.G18:.G27])" office:value-type="float" office:value="18.4" calcext:value-type="float">
            <text:p>18,4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03" calcext:value-type="float">
            <text:p>670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6" calcext:value-type="float">
            <text:p>20,6</text:p>
          </table:table-cell>
          <table:table-cell table:formula="of:=AVERAGE([.H18:.H27])" office:value-type="float" office:value="6713.7" calcext:value-type="float">
            <text:p>6713,7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726" calcext:value-type="float">
            <text:p>672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12597-SUM([.E20:.G20])" office:value-type="float" office:value="6807" calcext:value-type="float">
            <text:p>68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3" calcext:value-type="float">
            <text:p>5844,3</text:p>
          </table:table-cell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695" calcext:value-type="float">
            <text:p>66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6" calcext:value-type="float">
            <text:p>20,6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95" calcext:value-type="float">
            <text:p>669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4" calcext:value-type="float">
            <text:p>18,4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2597-SUM([.E23:.G23])" office:value-type="float" office:value="6703" calcext:value-type="float">
            <text:p>67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7" calcext:value-type="float">
            <text:p>6713,7</text:p>
          </table:table-cell>
          <table:table-cell table:number-columns-repeated="2"/>
          <table:table-cell office:value-type="float" office:value="5911" calcext:value-type="float">
            <text:p>59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652" calcext:value-type="float">
            <text:p>665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80" calcext:value-type="float">
            <text:p>58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86" calcext:value-type="float">
            <text:p>66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4" calcext:value-type="float">
            <text:p>583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727" calcext:value-type="float">
            <text:p>672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3" calcext:value-type="float">
            <text:p>58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743" calcext:value-type="float">
            <text:p>674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04024767802" calcext:value-type="float">
            <text:p>0,9969040248</text:p>
          </table:table-cell>
          <table:table-cell table:number-columns-repeated="2"/>
          <table:table-cell table:formula="of:=SUM([.E18:.E27])/10" office:value-type="float" office:value="5844.3" calcext:value-type="float">
            <text:p>5844,3</text:p>
          </table:table-cell>
          <table:table-cell table:formula="of:=SUM([.F18:.F27])/10" office:value-type="float" office:value="20.6" calcext:value-type="float">
            <text:p>20,6</text:p>
          </table:table-cell>
          <table:table-cell table:formula="of:=SUM([.G18:.G27])/10" office:value-type="float" office:value="18.4" calcext:value-type="float">
            <text:p>18,4</text:p>
          </table:table-cell>
          <table:table-cell table:formula="of:=SUM([.H18:.H27])/10" office:value-type="float" office:value="6713.7" calcext:value-type="float">
            <text:p>671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9597523219814" calcext:value-type="float">
            <text:p>0,0030959752</text:p>
          </table:table-cell>
          <table:table-cell table:number-columns-repeated="2"/>
          <table:table-cell table:formula="of:=SUM([.E18:.E27])" office:value-type="float" office:value="58443" calcext:value-type="float">
            <text:p>58443</text:p>
          </table:table-cell>
          <table:table-cell table:formula="of:=SUM([.F18:.F27])" office:value-type="float" office:value="206" calcext:value-type="float">
            <text:p>206</text:p>
          </table:table-cell>
          <table:table-cell table:formula="of:=SUM([.G18:.G27])" office:value-type="float" office:value="184" calcext:value-type="float">
            <text:p>184</text:p>
          </table:table-cell>
          <table:table-cell table:formula="of:=SUM([.H18:.H27])" office:value-type="float" office:value="67137" calcext:value-type="float">
            <text:p>67137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61514319341" calcext:value-type="float">
            <text:p>0,9968615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41033218003" calcext:value-type="float">
            <text:p>0,99694103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56:46.4603193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1S</meta:editing-duration>
    <meta:editing-cycles>5</meta:editing-cycles>
    <meta:generator>LibreOffice/5.1.6.2$Linux_X86_64 LibreOffice_project/10m0$Build-2</meta:generator>
    <dc:date>2018-01-23T23:57:27.037563515</dc:date>
    <meta:document-statistic meta:table-count="1" meta:cell-count="171" meta:object-count="0"/>
  </office:meta>
</office:document-meta>
</file>